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roman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71cm" table:align="left"/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0.349cm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000000"/>
    </style:style>
    <style:style style:name="Table2.B4" style:family="table-cell" style:data-style-name="N10">
      <style:table-cell-properties fo:padding="0.097cm" fo:border="none"/>
    </style:style>
    <style:style style:name="Table3" style:family="table">
      <style:table-properties style:width="9.379cm" table:align="left"/>
    </style:style>
    <style:style style:name="Table3.A" style:family="table-column">
      <style:table-column-properties style:column-width="0.878cm"/>
    </style:style>
    <style:style style:name="Table3.B" style:family="table-column">
      <style:table-column-properties style:column-width="8.5cm"/>
    </style:style>
    <style:style style:name="Table3.A1" style:family="table-cell">
      <style:table-cell-properties fo:padding="0.097cm" fo:border="none"/>
    </style:style>
    <style:style style:name="P1" style:family="paragraph" style:parent-style-name="Text_20_body">
      <style:text-properties officeooo:rsid="003407e8" officeooo:paragraph-rsid="003407e8"/>
    </style:style>
    <style:style style:name="P2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0pt" officeooo:rsid="001d3d43" officeooo:paragraph-rsid="001d3d43" style:font-size-asian="10pt" style:font-size-complex="10pt"/>
    </style:style>
    <style:style style:name="P5" style:family="paragraph" style:parent-style-name="Text_20_body">
      <style:text-properties officeooo:rsid="005ecc7f" officeooo:paragraph-rsid="005ecc7f"/>
    </style:style>
    <style:style style:name="P6" style:family="paragraph" style:parent-style-name="Text_20_body">
      <style:text-properties style:text-underline-style="none" officeooo:rsid="006cf0bf" officeooo:paragraph-rsid="006cf0bf"/>
    </style:style>
    <style:style style:name="P7" style:family="paragraph" style:parent-style-name="Text_20_body">
      <style:text-properties style:text-underline-style="none" officeooo:rsid="006d6edd" officeooo:paragraph-rsid="006d6edd"/>
    </style:style>
    <style:style style:name="P8" style:family="paragraph" style:parent-style-name="Text_20_body">
      <style:text-properties style:text-underline-style="none" officeooo:rsid="007272b8" officeooo:paragraph-rsid="00791f3c"/>
    </style:style>
    <style:style style:name="P9" style:family="paragraph" style:parent-style-name="Table_20_Contents">
      <style:text-properties officeooo:rsid="000dd1dd" officeooo:paragraph-rsid="000dd1dd"/>
    </style:style>
    <style:style style:name="P10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11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12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13" style:family="paragraph" style:parent-style-name="Table_20_Contents">
      <style:paragraph-properties fo:text-align="end" style:justify-single-word="false"/>
      <style:text-properties officeooo:rsid="0014c29e" officeooo:paragraph-rsid="000f9178"/>
    </style:style>
    <style:style style:name="P14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5" style:family="paragraph" style:parent-style-name="Table_20_Contents">
      <style:text-properties officeooo:rsid="005def91" officeooo:paragraph-rsid="005def91"/>
    </style:style>
    <style:style style:name="P16" style:family="paragraph" style:parent-style-name="Table_20_Contents">
      <style:text-properties officeooo:rsid="005e4a74" officeooo:paragraph-rsid="005e4a74"/>
    </style:style>
    <style:style style:name="P17" style:family="paragraph" style:parent-style-name="Table_20_Contents">
      <style:text-properties officeooo:rsid="0073350e" officeooo:paragraph-rsid="0073350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aco"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aco" fo:font-size="10pt" style:font-size-asian="10pt" style:font-size-complex="10pt"/>
    </style:style>
    <style:style style:name="P21" style:family="paragraph" style:parent-style-name="Standard">
      <style:text-properties style:font-name="Monaco" fo:font-size="10pt" officeooo:rsid="001d3d43" officeooo:paragraph-rsid="001d3d43" style:font-size-asian="10pt" style:font-size-complex="10pt"/>
    </style:style>
    <style:style style:name="P22" style:family="paragraph" style:parent-style-name="Text_20_body">
      <style:paragraph-properties fo:margin-top="0cm" fo:margin-bottom="0cm" style:contextual-spacing="false"/>
      <style:text-properties style:text-underline-style="none" officeooo:rsid="0065a018" officeooo:paragraph-rsid="00691968"/>
    </style:style>
    <style:style style:name="P23" style:family="paragraph" style:parent-style-name="Text_20_body">
      <style:paragraph-properties fo:margin-top="0cm" fo:margin-bottom="0cm" style:contextual-spacing="false"/>
      <style:text-properties style:text-underline-style="none" officeooo:rsid="006d6edd" officeooo:paragraph-rsid="00787e64"/>
    </style:style>
    <style:style style:name="P24" style:family="paragraph" style:parent-style-name="Standard">
      <style:text-properties fo:color="#000000" style:font-name="Monospace" fo:font-size="10pt" style:text-underline-style="none" officeooo:rsid="0065a018" officeooo:paragraph-rsid="00691968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6" style:family="paragraph" style:parent-style-name="Text_20_body">
      <style:text-properties style:text-underline-style="none" officeooo:rsid="0066e2a5" officeooo:paragraph-rsid="00691968"/>
    </style:style>
    <style:style style:name="P27" style:family="paragraph" style:parent-style-name="Text_20_body">
      <style:text-properties style:text-underline-style="none" officeooo:rsid="006de1bc" officeooo:paragraph-rsid="00787e64"/>
    </style:style>
    <style:style style:name="P28" style:family="paragraph" style:parent-style-name="Text_20_body">
      <style:text-properties style:text-underline-style="none" officeooo:rsid="007c9b56" officeooo:paragraph-rsid="007c9b56"/>
    </style:style>
    <style:style style:name="P29" style:family="paragraph" style:parent-style-name="Text_20_body">
      <style:text-properties officeooo:rsid="008232ed" officeooo:paragraph-rsid="008232ed"/>
    </style:style>
    <style:style style:name="P30" style:family="paragraph" style:parent-style-name="Heading_20_1">
      <style:paragraph-properties fo:margin-left="0cm" fo:margin-right="0cm" fo:margin-top="0.42cm" fo:margin-bottom="0cm" style:contextual-spacing="false" fo:text-align="center" style:justify-single-word="false" fo:text-indent="0cm" style:auto-text-indent="false"/>
    </style:style>
    <style:style style:name="P31" style:family="paragraph" style:parent-style-name="Heading_20_2" style:list-style-name="">
      <style:text-properties style:text-underline-style="none" officeooo:rsid="005e57ad" officeooo:paragraph-rsid="0064c674"/>
    </style:style>
    <style:style style:name="P32" style:family="paragraph" style:parent-style-name="Heading_20_2" style:list-style-name="">
      <style:text-properties style:text-underline-style="none" officeooo:rsid="005e57ad" officeooo:paragraph-rsid="007272b8"/>
    </style:style>
    <style:style style:name="P33" style:family="paragraph" style:parent-style-name="Heading_20_2">
      <style:text-properties style:text-underline-style="none" officeooo:rsid="005e57ad" officeooo:paragraph-rsid="007b3f64"/>
    </style:style>
    <style:style style:name="P34" style:family="paragraph" style:parent-style-name="Heading_20_2">
      <style:text-properties style:text-underline-style="none" officeooo:rsid="005e57ad" officeooo:paragraph-rsid="0080cb36"/>
    </style:style>
    <style:style style:name="P35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36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37" style:family="paragraph" style:parent-style-name="Heading_20_2">
      <style:paragraph-properties fo:break-before="page"/>
      <style:text-properties style:text-underline-style="solid" style:text-underline-width="auto" style:text-underline-color="font-color" officeooo:paragraph-rsid="00562ed2"/>
    </style:style>
    <style:style style:name="P38" style:family="paragraph" style:parent-style-name="Heading_20_2" style:list-style-name="">
      <style:paragraph-properties fo:break-before="page"/>
      <style:text-properties style:text-underline-style="solid" style:text-underline-width="auto" style:text-underline-color="font-color" officeooo:rsid="005e57ad" officeooo:paragraph-rsid="005e57a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4d4dcb"/>
    </style:style>
    <style:style style:name="T3" style:family="text">
      <style:text-properties officeooo:rsid="0054cde8"/>
    </style:style>
    <style:style style:name="T4" style:family="text">
      <style:text-properties officeooo:rsid="005def91"/>
    </style:style>
    <style:style style:name="T5" style:family="text">
      <style:text-properties officeooo:rsid="005e57ad"/>
    </style:style>
    <style:style style:name="T6" style:family="text">
      <style:text-properties style:font-name="Monaco"/>
    </style:style>
    <style:style style:name="T7" style:family="text">
      <style:text-properties fo:color="#000000" style:font-name="Monaco" style:text-underline-style="none"/>
    </style:style>
    <style:style style:name="T8" style:family="text">
      <style:text-properties officeooo:rsid="005f8dcf"/>
    </style:style>
    <style:style style:name="T9" style:family="text">
      <style:text-properties officeooo:rsid="00620fe3"/>
    </style:style>
    <style:style style:name="T10" style:family="text">
      <style:text-properties officeooo:rsid="0064c674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6de1bc"/>
    </style:style>
    <style:style style:name="T13" style:family="text">
      <style:text-properties officeooo:rsid="007272b8"/>
    </style:style>
    <style:style style:name="T14" style:family="text">
      <style:text-properties officeooo:rsid="0072f49f"/>
    </style:style>
    <style:style style:name="T15" style:family="text">
      <style:text-properties officeooo:rsid="0074cdbf"/>
    </style:style>
    <style:style style:name="T16" style:family="text">
      <style:text-properties officeooo:rsid="00765759"/>
    </style:style>
    <style:style style:name="T17" style:family="text">
      <style:text-properties officeooo:rsid="00787c1b"/>
    </style:style>
    <style:style style:name="T18" style:family="text">
      <style:text-properties officeooo:rsid="007b3f64"/>
    </style:style>
    <style:style style:name="T19" style:family="text">
      <style:text-properties officeooo:rsid="007d61e7"/>
    </style:style>
    <style:style style:name="T20" style:family="text">
      <style:text-properties officeooo:rsid="0080cb36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80cb36"/>
    </style:style>
    <style:style style:name="T23" style:family="text">
      <style:text-properties style:text-underline-style="none" officeooo:rsid="0082e7c1"/>
    </style:style>
    <style:style style:name="T24" style:family="text">
      <style:text-properties style:text-underline-style="none" officeooo:rsid="0084cca1"/>
    </style:style>
    <style:style style:name="T25" style:family="text">
      <style:text-properties style:text-underline-style="none" officeooo:rsid="0086796e"/>
    </style:style>
    <style:style style:name="T26" style:family="text">
      <style:text-properties style:text-underline-style="none" officeooo:rsid="008791f1"/>
    </style:style>
    <style:style style:name="T27" style:family="text">
      <style:text-properties style:text-underline-style="none" officeooo:rsid="00885e50"/>
    </style:style>
    <style:style style:name="T28" style:family="text">
      <style:text-properties style:text-underline-style="none" officeooo:rsid="008a47a5"/>
    </style: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Nebenläufige Programmierung</text:h>
      <text:h text:style-name="P35" text:outline-level="2">Blatt <text:span text:style-name="T4">3</text:span></text:h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ame:</text:p>
          </table:table-cell>
          <table:table-cell table:style-name="Table1.A1" office:value-type="string">
            <text:p text:style-name="P9">Bernhard <text:span text:style-name="T1">FRITZ</text:span></text:p>
          </table:table-cell>
        </table:table-row>
        <table:table-row>
          <table:table-cell table:style-name="Table1.A1" office:value-type="string">
            <text:p text:style-name="P10">Matrikelnummer:</text:p>
          </table:table-cell>
          <table:table-cell table:style-name="Table1.A1" office:value-type="string">
            <text:p text:style-name="P9">1316136</text:p>
          </table:table-cell>
        </table:table-row>
        <table:table-row>
          <table:table-cell table:style-name="Table1.A1" office:value-type="string">
            <text:p text:style-name="P10">Gruppe:</text:p>
          </table:table-cell>
          <table:table-cell table:style-name="Table1.A1" office:value-type="string">
            <text:p text:style-name="P9">11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11">1)</text:p>
          </table:table-cell>
          <table:table-cell table:style-name="Table2.A1" office:value-type="string">
            <text:p text:style-name="P11"><text:span text:style-name="T3">45</text:span>%</text:p>
          </table:table-cell>
          <table:table-cell table:style-name="Table2.A1" office:value-type="string">
            <text:p text:style-name="P11">/</text:p>
          </table:table-cell>
          <table:table-cell table:style-name="Table2.A1" office:value-type="string">
            <text:p text:style-name="P11">4<text:span text:style-name="T4">5</text:span>%</text:p>
          </table:table-cell>
        </table:table-row>
        <table:table-row>
          <table:table-cell table:style-name="Table2.A1" office:value-type="string">
            <text:p text:style-name="P11">2)</text:p>
          </table:table-cell>
          <table:table-cell table:style-name="Table2.A1" office:value-type="string">
            <text:p text:style-name="P11"><text:span text:style-name="T15">30</text:span>%</text:p>
          </table:table-cell>
          <table:table-cell table:style-name="Table2.A1" office:value-type="string">
            <text:p text:style-name="P11">/</text:p>
          </table:table-cell>
          <table:table-cell table:style-name="Table2.A1" office:value-type="string">
            <text:p text:style-name="P11"><text:span text:style-name="T4">30</text:span>%</text:p>
          </table:table-cell>
        </table:table-row>
        <table:table-row>
          <table:table-cell table:style-name="Table2.A3" office:value-type="string">
            <text:p text:style-name="P11">3)</text:p>
          </table:table-cell>
          <table:table-cell table:style-name="Table2.A3" office:value-type="string">
            <text:p text:style-name="P11"><text:span text:style-name="T2">25</text:span>%</text:p>
          </table:table-cell>
          <table:table-cell table:style-name="Table2.A3" office:value-type="string">
            <text:p text:style-name="P11">/</text:p>
          </table:table-cell>
          <table:table-cell table:style-name="Table2.A3" office:value-type="string">
            <text:p text:style-name="P11">25%</text:p>
          </table:table-cell>
        </table:table-row>
        <table:table-row>
          <table:table-cell table:style-name="Table2.A1" office:value-type="string">
            <text:p text:style-name="P2">=</text:p>
          </table:table-cell>
          <table:table-cell table:style-name="Table2.B4" table:formula="ooow:SUM&lt;B1:B3&gt;" office:value-type="percentage" office:value="1">
            <text:p text:style-name="P13">100%</text:p>
          </table:table-cell>
          <table:table-cell table:style-name="Table2.A1" office:value-type="string">
            <text:p text:style-name="P12">/</text:p>
          </table:table-cell>
          <table:table-cell table:style-name="Table2.B4" table:formula="ooow:SUM&lt;D1:D3&gt;" office:value-type="percentage" office:value="1">
            <text:p text:style-name="P12">100%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1)</text:p>
          </table:table-cell>
          <table:table-cell table:style-name="Table3.A1" office:value-type="string">
            <text:p text:style-name="P16">TestMainC, TestMainE</text:p>
          </table:table-cell>
        </table:table-row>
        <table:table-row>
          <table:table-cell table:style-name="Table3.A1" office:value-type="string">
            <text:p text:style-name="P14">2)</text:p>
          </table:table-cell>
          <table:table-cell table:style-name="Table3.A1" office:value-type="string">
            <text:p text:style-name="P17">MainRaceConditions, MainThreadSave</text:p>
          </table:table-cell>
        </table:table-row>
        <table:table-row>
          <table:table-cell table:style-name="Table3.A1" office:value-type="string">
            <text:p text:style-name="P14">3<text:span text:style-name="T4">)</text:span></text:p>
          </table:table-cell>
          <table:table-cell table:style-name="Table3.A1" office:value-type="string">
            <text:p text:style-name="P15">Benchmark</text:p>
          </table:table-cell>
        </table:table-row>
      </table:table>
      <text:p text:style-name="P1"/>
      <text:h text:style-name="P37" text:outline-level="2">Aufgabe 1</text:h>
      <text:h text:style-name="P33" text:outline-level="2"><text:span text:style-name="T18">a)</text:span></text:h>
      <text:p text:style-name="P28">Eine Listener Registrierung direkt im Konstruktor benötigt die Verwendung der this Referenz im Konstruktor. Dies sollte man vermeiden, weil man eine Referenz auf ein noch nicht fertiges Objekt freigibt. <text:span text:style-name="T19">Damit hat ein anderer Thread die Möglichkeit, das noch nicht fertige Objekt zu verwenden. Dies kann zu Problemen wie beispielsweise den Zugriff auf noch nicht allokierten Speicher führen.</text:span></text:p>
      <text:p text:style-name="P28"/>
      <text:h text:style-name="P34" text:outline-level="2"><text:span text:style-name="T20">f)</text:span></text:h>
      <text:p text:style-name="P29"><text:span text:style-name="T22">I</text:span><text:span text:style-name="T21">mmutable Klassen haben den Vorteil, dass deren Attribute nach Erstellung des Objektes nicht mehr verändert werden können. </text:span><text:span text:style-name="T23">Dies kann </text:span><text:span text:style-name="T24">dann sinnvoll sein, wenn </text:span><text:span text:style-name="T25">man </text:span><text:span text:style-name="T24">sicherstellen will, dass weitergegebene Objekte </text:span><text:span text:style-name="T25">von anderen nicht mehr </text:span><text:span text:style-name="T28">manipuliert werden können</text:span><text:span text:style-name="T26">. </text:span><text:span text:style-name="T27">Die Objekte werden dann nur zum Lesen freigegeben.</text:span></text:p>
      <text:h text:style-name="P38" text:outline-level="2">Aufgabe 2</text:h>
      <text:h text:style-name="P31" text:outline-level="2"><text:span text:style-name="T10">b &amp; </text:span>c)</text:h>
      <text:p text:style-name="P22">Das Problem der <text:span text:style-name="T11">NumberRange</text:span> – Implementierung ist, dass die Check für die Invariante und das Setzen des neuen Lower/Upper – Wertes nacheinander stattfindet und nicht Thread save ist.</text:p>
      <text:p text:style-name="P26">So kann es beispielsweise zu folgender Ausgabe kommen:</text:p>
      <text:p text:style-name="P24">UpperThread1: Set upper to 61</text:p>
      <text:p text:style-name="P25">LowerThread1: Set lower to 89</text:p>
      <text:p text:style-name="P25">InRangeThread1: 85 is not in range (89 – 61)</text:p>
      <text:p text:style-name="P25"/>
      <text:p text:style-name="P6">Wie man sehen kann, ist die Invariante (lower &lt;= upper) verletzt (89 &gt; 61).</text:p>
      <text:p text:style-name="P23">Durch die Änderung, dass der <text:span text:style-name="T11">LowerThread</text:span> bzw. <text:span text:style-name="T11">UpperThread</text:span> nach dem Check kurz wartet (1ms), und damit <text:span text:style-name="T16">dem jeweils anderen Thread die Chance zur Ausführung gibt</text:span>, <text:span text:style-name="T17">könnten</text:span> beide Threads Operationen auf <text:span text:style-name="T12">Variablen ausführen, die nicht mehr die Werte besitzen, die sie bei der Überprüfung der Invariante hatten.</text:span></text:p>
      <text:p text:style-name="P27">Generell sollten Checks und Aktionen auf Attributen nie in einem ungesicherten Block passieren, weil zwischen diesen beiden Statements andere Threads zur Ausführung kommen könnten, die ebenfalls diese Attribute verwenden / verändern.</text:p>
      <text:p text:style-name="P7"/>
      <text:h text:style-name="P32" text:outline-level="2"><text:span text:style-name="T13">d</text:span>)</text:h>
      <text:p text:style-name="P8">Um NumberRange Thread save zu machen, kann man deren Methoden <text:span text:style-name="T14">um das synchronized - <text:s/>Attribut erweitern. Damit ist sichergestellt, dass zwischen Check und dem Schreiben auf die Attribute kein anderer Thread Änderungen daran vornehmen kann.</text:span></text:p>
      <text:h text:style-name="P36" text:outline-level="2">Aufgabe 3</text:h>
      <text:h text:style-name="Heading_20_2" text:outline-level="2"><text:span text:style-name="T5">c</text:span>)</text:h>
      <text:p text:style-name="P5">Aus den Ergebnissen <text:span text:style-name="T9">(siehe unten) </text:span>ist ersichtlich, dass das Einfügen von Daten in eine HashMap deutlich aufwändiger ist, als das Lesen. Der Grund dafür ist vermutlich, dass <text:span text:style-name="T8">beim Einfügen eine HashCollision auftreten kann, die dann dementsprechend erst behandelt werden muss.</text:span></text:p>
      <text:p text:style-name="P21">MacBook Pro (Retina, 13-inch, Mid 2014)</text:p>
      <text:p text:style-name="P18">Processor: 2,8 GHz Intel Core i5</text:p>
      <text:p text:style-name="P18">Memory: 8 GB 1600 MHz DDR3</text:p>
      <text:p text:style-name="P19"><text:span text:style-name="T6">OS: OS X El </text:span><text:span text:style-name="T7">Capitan</text:span><text:span text:style-name="T6"> Version 10.11.1</text:span></text:p>
      <text:p text:style-name="P18">Java: Version 1.8.0_25</text:p>
      <text:p text:style-name="P18"/>
      <text:p text:style-name="P18">Without synchronization:</text:p>
      <text:p text:style-name="P18">========================</text:p>
      <text:p text:style-name="P18"># of threads | HashMap accesses per second (50% insert, 25% read, 25% remove)</text:p>
      <text:p text:style-name="P18">--------------------------------------------------------------------------------</text:p>
      <text:p text:style-name="P18">1 <text:s text:c="11"/>| 2127660</text:p>
      <text:p text:style-name="P18">2 <text:s text:c="11"/>| 3448276</text:p>
      <text:p text:style-name="P18">4 <text:s text:c="11"/>| 3225806</text:p>
      <text:p text:style-name="P18">8 <text:s text:c="11"/>| 1975309</text:p>
      <text:p text:style-name="P18">16 <text:s text:c="10"/>| 1886792</text:p>
      <text:p text:style-name="P18"/>
      <text:p text:style-name="P18">With synchronization:</text:p>
      <text:p text:style-name="P18">=====================</text:p>
      <text:p text:style-name="P18"># of threads | HashMap accesses per second (50% insert, 25% read, 25% remove)</text:p>
      <text:p text:style-name="P18">--------------------------------------------------------------------------------</text:p>
      <text:p text:style-name="P18">1 <text:s text:c="11"/>| 3448276</text:p>
      <text:p text:style-name="P18">2 <text:s text:c="11"/>| 5263158</text:p>
      <text:p text:style-name="P18">4 <text:s text:c="11"/>| 3636364</text:p>
      <text:p text:style-name="P18">8 <text:s text:c="11"/>| 2564103</text:p>
      <text:p text:style-name="P18">16 <text:s text:c="10"/>| 2292264</text:p>
      <text:p text:style-name="P18"/>
      <text:p text:style-name="P18">Concurrent:</text:p>
      <text:p text:style-name="P18">===========</text:p>
      <text:p text:style-name="P18"># of threads | HashMap accesses per second (50% insert, 25% read, 25% remove)</text:p>
      <text:p text:style-name="P18">--------------------------------------------------------------------------------</text:p>
      <text:p text:style-name="P18">1 <text:s text:c="11"/>| 3846154</text:p>
      <text:p text:style-name="P18">2 <text:s text:c="11"/>| 3508772</text:p>
      <text:p text:style-name="P18">4 <text:s text:c="11"/>| 2531646</text:p>
      <text:p text:style-name="P18">8 <text:s text:c="11"/>| 1985112</text:p>
      <text:p text:style-name="P18">16 <text:s text:c="10"/>| 1963190</text:p>
      <text:p text:style-name="P18"/>
      <text:p text:style-name="P18">Without synchronization:</text:p>
      <text:p text:style-name="P18">========================</text:p>
      <text:p text:style-name="P18"># of threads | HashMap accesses per second (80% insert, 15% read, 5% remove)</text:p>
      <text:p text:style-name="P18">--------------------------------------------------------------------------------</text:p>
      <text:p text:style-name="P18">1 <text:s text:c="11"/>| 1428571</text:p>
      <text:p text:style-name="P18">2 <text:s text:c="11"/>| 2469136</text:p>
      <text:p text:style-name="P18">4 <text:s text:c="11"/>| 1342282</text:p>
      <text:p text:style-name="P18">8 <text:s text:c="11"/>| 1152738</text:p>
      <text:p text:style-name="P18">16 <text:s text:c="10"/>| 1075992</text:p>
      <text:p text:style-name="P20">With synchronization:</text:p>
      <text:p text:style-name="P18">=====================</text:p>
      <text:p text:style-name="P18"># of threads | HashMap accesses per second (80% insert, 15% read, 5% remove)</text:p>
      <text:p text:style-name="P18">--------------------------------------------------------------------------------</text:p>
      <text:p text:style-name="P18">1 <text:s text:c="11"/>| 3125000</text:p>
      <text:p text:style-name="P18">2 <text:s text:c="11"/>| 2298851</text:p>
      <text:p text:style-name="P18">4 <text:s text:c="11"/>| 1587302</text:p>
      <text:p text:style-name="P18">8 <text:s text:c="11"/>| 1307190</text:p>
      <text:p text:style-name="P18">16 <text:s text:c="10"/>| 1211204</text:p>
      <text:p text:style-name="P18"/>
      <text:p text:style-name="P18">Concurrent:</text:p>
      <text:p text:style-name="P18">===========</text:p>
      <text:p text:style-name="P18"># of threads | HashMap accesses per second (80% insert, 15% read, 5% remove)</text:p>
      <text:p text:style-name="P18">--------------------------------------------------------------------------------</text:p>
      <text:p text:style-name="P18">1 <text:s text:c="11"/>| 3125000</text:p>
      <text:p text:style-name="P18">2 <text:s text:c="11"/>| 2898551</text:p>
      <text:p text:style-name="P18">4 <text:s text:c="11"/>| 1731602</text:p>
      <text:p text:style-name="P18">8 <text:s text:c="11"/>| 1372213</text:p>
      <text:p text:style-name="P18">16 <text:s text:c="10"/>| 1222307</text:p>
      <text:p text:style-name="P18"/>
      <text:p text:style-name="P18">Without synchronization:</text:p>
      <text:p text:style-name="P18">========================</text:p>
      <text:p text:style-name="P18"># of threads | HashMap accesses per second (5% insert, 90% read, 5% remove)</text:p>
      <text:p text:style-name="P18">--------------------------------------------------------------------------------</text:p>
      <text:p text:style-name="P18">1 <text:s text:c="11"/>| 2702703</text:p>
      <text:p text:style-name="P18">2 <text:s text:c="11"/>| 4878049</text:p>
      <text:p text:style-name="P18">4 <text:s text:c="11"/>| 1101928</text:p>
      <text:p text:style-name="P18">8 <text:s text:c="11"/>| 911162</text:p>
      <text:p text:style-name="P18">16 <text:s text:c="10"/>| 973828</text:p>
      <text:p text:style-name="P18"/>
      <text:p text:style-name="P18">With synchronization:</text:p>
      <text:p text:style-name="P18">=====================</text:p>
      <text:p text:style-name="P18"># of threads | HashMap accesses per second (5% insert, 90% read, 5% remove)</text:p>
      <text:p text:style-name="P18">--------------------------------------------------------------------------------</text:p>
      <text:p text:style-name="P18">1 <text:s text:c="11"/>| 3846154</text:p>
      <text:p text:style-name="P18">2 <text:s text:c="11"/>| 2666667</text:p>
      <text:p text:style-name="P18">4 <text:s text:c="11"/>| 1139601</text:p>
      <text:p text:style-name="P18">8 <text:s text:c="11"/>| 988875</text:p>
      <text:p text:style-name="P18">16 <text:s text:c="10"/>| 1021059</text:p>
      <text:p text:style-name="P18"/>
      <text:p text:style-name="P18">Concurrent:</text:p>
      <text:p text:style-name="P18">===========</text:p>
      <text:p text:style-name="P18"># of threads | HashMap accesses per second (5% insert, 90% read, 5% remove)</text:p>
      <text:p text:style-name="P18">--------------------------------------------------------------------------------</text:p>
      <text:p text:style-name="P18">1 <text:s text:c="11"/>| 4166667</text:p>
      <text:p text:style-name="P18">2 <text:s text:c="11"/>| 2531646</text:p>
      <text:p text:style-name="P18">4 <text:s text:c="11"/>| 1183432</text:p>
      <text:p text:style-name="P18">8 <text:s text:c="11"/>| 996264</text:p>
      <text:p text:style-name="P18">16 <text:s text:c="10"/>| 1003764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roman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4.2.8.2$Linux_X86_64 LibreOffice_project/420m0$Build-2</meta:generator>
    <dc:date>2015-12-06T16:26:26.789259054</dc:date>
    <meta:editing-duration>PT5H1M25S</meta:editing-duration>
    <meta:editing-cycles>130</meta:editing-cycles>
    <dc:creator>mario </dc:creator>
    <meta:document-statistic meta:table-count="3" meta:image-count="0" meta:object-count="0" meta:page-count="5" meta:paragraph-count="138" meta:word-count="694" meta:character-count="5311" meta:non-whitespace-character-count="4265"/>
  </office:meta>
</office:document-meta>
</file>